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4d031" officeooo:paragraph-rsid="0014d031"/>
    </style:style>
    <style:style style:name="P2" style:family="paragraph" style:parent-style-name="Standard">
      <style:text-properties officeooo:paragraph-rsid="0014d031"/>
    </style:style>
    <style:style style:name="P3" style:family="paragraph" style:parent-style-name="Standard">
      <style:text-properties fo:font-weight="bold" officeooo:rsid="0014d031" officeooo:paragraph-rsid="0014d031" style:font-weight-asian="bold" style:font-weight-complex="bold"/>
    </style:style>
    <style:style style:name="P4" style:family="paragraph" style:parent-style-name="Standard">
      <style:text-properties fo:font-weight="normal" officeooo:rsid="0014d031" officeooo:paragraph-rsid="0014d031" style:font-weight-asian="normal" style:font-weight-complex="normal"/>
    </style:style>
    <style:style style:name="P5" style:family="paragraph" style:parent-style-name="Standard" style:list-style-name="L2">
      <style:text-properties fo:font-weight="normal" officeooo:rsid="0014d031" officeooo:paragraph-rsid="0014d031" style:font-weight-asian="normal" style:font-weight-complex="normal"/>
    </style:style>
    <style:style style:name="P6" style:family="paragraph" style:parent-style-name="Standard" style:list-style-name="L3">
      <style:text-properties fo:font-weight="normal" officeooo:rsid="0014d031" officeooo:paragraph-rsid="0014d031" style:font-weight-asian="normal" style:font-weight-complex="normal"/>
    </style:style>
    <style:style style:name="P7" style:family="paragraph" style:parent-style-name="Standard" style:list-style-name="L4">
      <style:text-properties fo:font-weight="normal" officeooo:rsid="0014d031" officeooo:paragraph-rsid="0014d031" style:font-weight-asian="normal" style:font-weight-complex="normal"/>
    </style:style>
    <style:style style:name="P8" style:family="paragraph" style:parent-style-name="Standard" style:list-style-name="L4">
      <style:text-properties fo:font-weight="normal" officeooo:rsid="0017402c" officeooo:paragraph-rsid="0017402c" style:font-weight-asian="normal" style:font-weight-complex="normal"/>
    </style:style>
    <style:style style:name="P9" style:family="paragraph" style:parent-style-name="Standard">
      <style:text-properties officeooo:rsid="001751d6" officeooo:paragraph-rsid="001751d6"/>
    </style:style>
    <style:style style:name="P10" style:family="paragraph" style:parent-style-name="Text_20_body" style:list-style-name="L1"/>
    <style:style style:name="P11" style:family="paragraph" style:parent-style-name="Text_20_body" style:list-style-name="L1">
      <style:paragraph-properties fo:margin-top="0in" fo:margin-bottom="0in" style:contextual-spacing="false"/>
    </style:style>
    <style:style style:name="P12" style:family="paragraph" style:parent-style-name="Text_20_body">
      <style:text-properties fo:font-weight="normal" officeooo:rsid="0014d031" officeooo:paragraph-rsid="0014d031"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7402c" style:font-weight-asian="normal" style:font-weight-complex="normal"/>
    </style:style>
    <style:style style:name="T4" style:family="text">
      <style:text-properties officeooo:rsid="0016839d"/>
    </style:style>
    <style:style style:name="T5" style:family="text">
      <style:text-properties officeooo:rsid="0017402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 Estudia las funcionalidades de los módulos relacionados con la fabricación de productos, como Fabricación, MRP, PLM, Calidad, Trazabilidad.</text:p>
      <text:p text:style-name="P1"/>
      <text:p text:style-name="P3">Fabricación→ <text:span text:style-name="T3">MRP, ERP (abarcan totalidad de gestión empresarial)</text:span></text:p>
      <text:p text:style-name="P3"/>
      <text:p text:style-name="P1"><text:span text:style-name="T1">MRP (Planificación de los requerimientos de material)</text:span>→es un proceso que permite planificar los materiales y gestionar los stocks en función de las necesidades de la empresa con el objetivo de mejorar la producción o distribución de su productos o servicios.</text:p>
      <text:p text:style-name="P1"/>
      <text:p text:style-name="P1">El MRP tiene como objetivo principal asegurar que la empresa dispone de todos los materiales necesarios para satisfacer la demanda de los clientes en el tiempo establecido. Asimismo, tiene otros objetivos como los siguientes:</text:p>
      <text:p text:style-name="P1">-Reducir el inventario de materiales. Para ello, es necesario controlar la producción, las entregas y las compras.</text:p>
      <text:p text:style-name="P1"><text:tab/>-Disminuir el tiempo de producción y el tiempo de entrega</text:p>
      <text:p text:style-name="P1"><text:tab/>-Mejorar la eficiencia de los procesos de desarrollo y producción</text:p>
      <text:p text:style-name="P1"><text:tab/>-Detectar problemas</text:p>
      <text:p text:style-name="P2"><text:tab/>-Mejorar los planteamientos de la compañía a largo plazo</text:p>
      <text:p text:style-name="P1"/>
      <text:p text:style-name="P3">PLM→ </text:p>
      <text:p text:style-name="P4"><text:span text:style-name="T4">L</text:span>os sistemas PLM o Product Lifecycle Management (Gestión del Ciclo de Vida del Producto) gestionan la vida útil y el concepto digital de un producto, desde la concepción de la idea hasta su reciclaje, pasando por su diseño, fabricación o distribución/venta.</text:p>
      <text:p text:style-name="P4"/>
      <text:p text:style-name="P4">Los software PLM pueden utilizarse para el desarrollo de nuevos productos o para la mejora de los ya existentes, y permiten gestionar cambios durante el proceso de fabricación, definir flujos de trabajo o autorizar/rechazar avances.</text:p>
      <text:p text:style-name="P4"/>
      <text:p text:style-name="P4">Un software PLM permite acortar el ciclo de desarrollo de nuevos productos reduciendo su complejidad, concentrando todos los datos en un único sistema, mejorando el acceso a los mismos y previniendo errores, lo que se traduce en una mayor calidad y en un ahorro de recursos económicos, materiales y humanos.</text:p>
      <text:p text:style-name="P4"/>
      <text:p text:style-name="P12">Una vez implementado,<text:span text:style-name="Strong_20_Emphasis"><text:span text:style-name="T1"> </text:span></text:span><text:span text:style-name="Strong_20_Emphasis"><text:span text:style-name="T2">las principales funciones del sistema PLM son</text:span></text:span>:</text:p>
      <text:list xml:id="list2367239694" text:style-name="L1">
        <text:list-item>
          <text:p text:style-name="P11">Almacenamiento, organización y protección de datos.</text:p>
        </text:list-item>
        <text:list-item>
          <text:p text:style-name="P11">Gestión de documentos.</text:p>
        </text:list-item>
        <text:list-item>
          <text:p text:style-name="P11">Búsqueda y recuperación de información</text:p>
        </text:list-item>
        <text:list-item>
          <text:p text:style-name="P11">Distribución de datos con usuarios y departamentos de la organización de forma controlada.</text:p>
        </text:list-item>
        <text:list-item>
          <text:p text:style-name="P11">Ejecución de procesos y flujos de trabajo (<text:span text:style-name="Emphasis">workflows</text:span>).</text:p>
        </text:list-item>
        <text:list-item>
          <text:p text:style-name="P10">Visualización de datos y documentos.</text:p>
        </text:list-item>
      </text:list>
      <text:p text:style-name="P4"/>
      <text:p text:style-name="P4"/>
      <text:p text:style-name="P4">Como plataforma digital cohesionada, un sistema PLM permite:</text:p>
      <text:list xml:id="list2059176278" text:style-name="L2">
        <text:list-item>
          <text:p text:style-name="P5">Optimizar las relaciones y la cooperación de los diferentes departamentos y áreas de la empresa.</text:p>
        </text:list-item>
        <text:list-item>
          <text:p text:style-name="P5">Establecer un único sistema de registro para que los d atos relevantes puedan ser consultados, en tiempo real y actualizados, por las personas para su correcta interpretación.</text:p>
        </text:list-item>
        <text:list-item>
          <text:p text:style-name="P5">Evitar duplicidad de documentos e información.</text:p>
        </text:list-item>
        <text:list-item>
          <text:p text:style-name="P5">Maximizar el valor e incrementar la rentabilidad de cada producto.</text:p>
        </text:list-item>
        <text:list-item>
          <text:p text:style-name="P5"><text:soft-page-break/>Reducir el tiempo de introducción de nuevos productos o servicios.</text:p>
        </text:list-item>
        <text:list-item>
          <text:p text:style-name="P5">Rastrear, controlar y valorar cambios durante la vida útil del producto.</text:p>
        </text:list-item>
        <text:list-item>
          <text:p text:style-name="P5">Aumentar los ingresos brutos de la empresa estableciendo procesos de control de calidad <text:span text:style-name="T4">r</text:span>epetibles y perfectamente definidos.</text:p>
        </text:list-item>
      </text:list>
      <text:p text:style-name="P4"/>
      <text:p text:style-name="P3">Calidad→<text:span text:style-name="T2">El módulo Gestión de Calidad permite gestionar todas las actividades de inspección sobre productos o procesos de la empresa, incluyendo la gestión de certificados, normativa de calidad y la toma de datos desde dispositivos móviles.</text:span></text:p>
      <text:p text:style-name="P4">También está integrado con el módulo de Gestión de Procesos (BPM), en el que se pueden gestionar todas las reclamaciones, no conformidades, acciones correctivas y/o preventivas, auditorías, etc., esto es, todos los procesos relacionados con el control de calidad de la empresa.</text:p>
      <text:list xml:id="list3954132264" text:style-name="L4">
        <text:list-item>
          <text:p text:style-name="P7">Registro de los datos correspondientes sobre productos/procesos aceptados y rechazados durante el control.</text:p>
        </text:list-item>
        <text:list-item>
          <text:p text:style-name="P7">Trazabilidad de las inspecciones realizadas.</text:p>
        </text:list-item>
        <text:list-item>
          <text:p text:style-name="P7">Estadísticas sobre los defectos detectados y las decisiones tomadas.</text:p>
        </text:list-item>
        <text:list-item>
          <text:p text:style-name="P7">Bloqueo del material mientras no se finaliza la inspección de calidad, de modo que no se pueda emplear en otros departamentos. </text:p>
        </text:list-item>
        <text:list-item>
          <text:p text:style-name="P7">Visibilización en otros módulos de los resultados obtenidos en los controles de producto/proceso.</text:p>
        </text:list-item>
        <text:list-item>
          <text:p text:style-name="P8">Etcétera</text:p>
        </text:list-item>
      </text:list>
      <text:p text:style-name="P4"/>
      <text:p text:style-name="P3">Trazabilidad→<text:span text:style-name="T2">La trazabilidad está asociada procesos productivos modernos y productos de mayor calidad y valor para el cliente final, consiste en la capacidad para reconstruir la historia, recorrido o aplicación del producto, identificando:</text:span></text:p>
      <text:p text:style-name="P4"/>
      <text:list xml:id="list1446603509" text:style-name="L3">
        <text:list-item>
          <text:p text:style-name="P6">Origen de sus componentes.</text:p>
        </text:list-item>
        <text:list-item>
          <text:p text:style-name="P6">Historia de los procesos aplicados al producto.</text:p>
        </text:list-item>
        <text:list-item>
          <text:p text:style-name="P6">Distribución y localización de su entrega.</text:p>
        </text:list-item>
      </text:list>
      <text:p text:style-name="P4"/>
      <text:p text:style-name="P1">Al contar con esta información es posible entregar productos definidos con la garantía de conocer con certeza el origen y la historia del mismo. El concepto de trazabilidad está asociado, sin duda, a procesos productivos modernos y productos de mayor calidad y valor para el cliente final.</text:p>
      <text:p text:style-name="P9">Trazabilidad más enfocado a los productos(pue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6T12:42:31.281810683</meta:creation-date>
    <dc:date>2022-10-06T13:14:39.891616001</dc:date>
    <meta:editing-duration>PT11M47S</meta:editing-duration>
    <meta:editing-cycles>2</meta:editing-cycles>
    <meta:generator>LibreOffice/7.3.6.2$Linux_X86_64 LibreOffice_project/30$Build-2</meta:generator>
    <meta:document-statistic meta:table-count="0" meta:image-count="0" meta:object-count="0" meta:page-count="2" meta:paragraph-count="42" meta:word-count="693" meta:character-count="4550" meta:non-whitespace-character-count="3915"/>
  </office:meta>
</office:document-meta>
</file>